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daf1" officeooo:paragraph-rsid="000fda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 1: Generate data from a ds without error. Set nugget to zero. Use these data to generate priors for other kernel params.</text:p>
      <text:p text:style-name="P1"/>
      <text:p text:style-name="P1">Part 2: Generate data from a ds without (?) error. Calculate empirical covariance. Use GP to interpolate covariance. Use that GP as a kernel for another GP on actual da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17:14:41.844839344</meta:creation-date>
    <dc:date>2016-11-23T17:16:16.693373710</dc:date>
    <meta:editing-duration>PT1M35S</meta:editing-duration>
    <meta:editing-cycles>1</meta:editing-cycles>
    <meta:document-statistic meta:table-count="0" meta:image-count="0" meta:object-count="0" meta:page-count="1" meta:paragraph-count="2" meta:word-count="53" meta:character-count="296" meta:non-whitespace-character-count="245"/>
    <meta:generator>LibreOffice/5.1.4.2$Linux_X86_64 LibreOffice_project/10m0$Build-2</meta:generator>
  </office:meta>
</office:document-meta>
</file>